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v-lr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471e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471d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left" fo:text-indent="0.00pt"/>
      <style:text-properties text:display="true" fo:font-weight="400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471b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471f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left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471c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left" fo:text-indent="0.00pt"/>
      <style:text-properties text:display="true" fo:font-weight="700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4716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4719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left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6.00pt" style:use-optimal-column-width="false"/>
    </style:style>
    <style:style style:name="ACOL-2" style:family="table-column">
      <style:table-column-properties style:column-width="104.25pt" style:use-optimal-column-width="false"/>
    </style:style>
    <style:style style:name="ACOL-3" style:family="table-column">
      <style:table-column-properties style:column-width="169.50pt" style:use-optimal-column-width="true"/>
    </style:style>
    <style:style style:name="ACOL-4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v-lr">
        <table:table-column table:default-cell-style-name="ACE-0x9471978" table:style-name="ACOL-1"/>
        <table:table-column table:default-cell-style-name="ACE-0x9471978" table:style-name="ACOL-2"/>
        <table:table-column table:default-cell-style-name="ACE-0x9471978" table:style-name="ACOL-0"/>
        <table:table-column table:style-name="ACOL-3"/>
        <table:table-column table:style-name="ACOL-0" table:number-columns-repeated="252"/>
        <table:table-row table:style-name="AROW-1">
          <table:table-cell table:style-name="ACE-0x9471c78" office:value-type="string">
            <text:p>ETAT</text:p>
          </table:table-cell>
          <table:table-cell table:number-columns-repeated="2" table:style-name="ACE-0x9471d38"/>
          <table:table-cell table:style-name="ACE-0x9471eb8" office:value-type="string">
            <text:p>description état actuel</text:p>
          </table:table-cell>
          <table:table-cell table:number-columns-repeated="252" table:style-name="ACE-0x9471eb8"/>
        </table:table-row>
        <table:table-row table:style-name="AROW-1">
          <table:table-cell table:style-name="ACE-0x9471d38" office:value-type="string">
            <text:p>action</text:p>
          </table:table-cell>
          <table:table-cell table:style-name="ACE-0x9471d38" office:value-type="string">
            <text:p>=&gt; PROCHAIN ETAT</text:p>
          </table:table-cell>
          <table:table-cell table:style-name="ACE-0x9471d38"/>
          <table:table-cell table:style-name="ACE-0x9471eb8" office:value-type="string">
            <text:p>description choix</text:p>
          </table:table-cell>
          <table:table-cell table:number-columns-repeated="252" table:style-name="ACE-0x9471eb8"/>
        </table:table-row>
        <table:table-row table:style-name="AROW-0">
          <table:table-cell table:number-columns-repeated="3" table:style-name="ACE-0x9471978"/>
          <table:table-cell table:number-columns-repeated="253" table:style-name="Gnumeric-default"/>
        </table:table-row>
        <table:table-row table:style-name="AROW-1">
          <table:table-cell table:style-name="ACE-0x9471f78" office:value-type="string">
            <text:p>M_MAIN</text:p>
          </table:table-cell>
          <table:table-cell table:number-columns-repeated="2" table:style-name="ACE-0x9471978"/>
          <table:table-cell table:style-name="ACE-0x9471bb8" office:value-type="string">
            <text:p>menu principal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1">
            <text:p>1</text:p>
          </table:table-cell>
          <table:table-cell table:style-name="ACE-0x9471978" office:value-type="string">
            <text:p>=&gt; M_WAIT</text:p>
          </table:table-cell>
          <table:table-cell table:style-name="ACE-0x9471978"/>
          <table:table-cell table:style-name="Gnumeric-default" office:value-type="string">
            <text:p>nouvelle partie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2">
            <text:p>2</text:p>
          </table:table-cell>
          <table:table-cell table:style-name="Gnumeric-default" office:value-type="string">
            <text:p>=&gt; M_INGAME</text:p>
          </table:table-cell>
          <table:table-cell table:style-name="Gnumeric-default"/>
          <table:table-cell table:style-name="Gnumeric-default" office:value-type="string">
            <text:p>connexion à une partie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3">
            <text:p>3</text:p>
          </table:table-cell>
          <table:table-cell table:style-name="Gnumeric-default" office:value-type="string">
            <text:p>=&gt; M_WAIT</text:p>
          </table:table-cell>
          <table:table-cell table:style-name="Gnumeric-default"/>
          <table:table-cell table:style-name="Gnumeric-default" office:value-type="string">
            <text:p>charger une partie sauvegardée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9">
            <text:p>9</text:p>
          </table:table-cell>
          <table:table-cell table:style-name="Gnumeric-default" office:value-type="string">
            <text:p>exit(0);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3" table:style-name="ACE-0x9471978"/>
          <table:table-cell table:number-columns-repeated="253" table:style-name="Gnumeric-default"/>
        </table:table-row>
        <table:table-row table:style-name="AROW-1">
          <table:table-cell table:style-name="ACE-0x9471f78" office:value-type="string">
            <text:p>M_WAIT</text:p>
          </table:table-cell>
          <table:table-cell table:style-name="ACE-0x9471978"/>
          <table:table-cell table:style-name="Gnumeric-default"/>
          <table:table-cell table:style-name="ACE-0x9471bb8" office:value-type="string">
            <text:p>attente adversaire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9">
            <text:p>9</text:p>
          </table:table-cell>
          <table:table-cell table:style-name="ACE-0x9471978" office:value-type="string">
            <text:p>=&gt; M_MAIN</text:p>
          </table:table-cell>
          <table:table-cell table:style-name="Gnumeric-default"/>
          <table:table-cell table:style-name="Gnumeric-default" office:value-type="string">
            <text:p>retour au menu principal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string">
            <text:p>adv. ok</text:p>
          </table:table-cell>
          <table:table-cell table:style-name="ACE-0x9471978" office:value-type="string">
            <text:p>=&gt; M_INGAME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3" table:style-name="ACE-0x9471978"/>
          <table:table-cell table:number-columns-repeated="253" table:style-name="Gnumeric-default"/>
        </table:table-row>
        <table:table-row table:style-name="AROW-1">
          <table:table-cell table:style-name="ACE-0x9471f78" office:value-type="string">
            <text:p>M_INGAME</text:p>
          </table:table-cell>
          <table:table-cell table:number-columns-repeated="2" table:style-name="ACE-0x9471978"/>
          <table:table-cell table:style-name="ACE-0x9471bb8" office:value-type="string">
            <text:p>en jeu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4">
            <text:p>4</text:p>
          </table:table-cell>
          <table:table-cell table:style-name="ACE-0x9471978" office:value-type="string">
            <text:p>=&gt; M_MAIN</text:p>
          </table:table-cell>
          <table:table-cell table:style-name="ACE-0x9471978"/>
          <table:table-cell table:style-name="Gnumeric-default" office:value-type="string">
            <text:p>stopper en sauvegardant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5">
            <text:p>5</text:p>
          </table:table-cell>
          <table:table-cell table:style-name="ACE-0x9471978" office:value-type="string">
            <text:p>=&gt; M_PAUSED</text:p>
          </table:table-cell>
          <table:table-cell table:style-name="ACE-0x9471978"/>
          <table:table-cell table:style-name="Gnumeric-default" office:value-type="string">
            <text:p>mettre en pause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7">
            <text:p>7</text:p>
          </table:table-cell>
          <table:table-cell table:style-name="ACE-0x9471978" office:value-type="string">
            <text:p>histo();</text:p>
          </table:table-cell>
          <table:table-cell table:style-name="ACE-0x9471978"/>
          <table:table-cell table:style-name="Gnumeric-default" office:value-type="string">
            <text:p>visualiser l'historique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8">
            <text:p>8</text:p>
          </table:table-cell>
          <table:table-cell table:style-name="ACE-0x9471978" office:value-type="string">
            <text:p>=&gt; M_MAIN</text:p>
          </table:table-cell>
          <table:table-cell table:style-name="ACE-0x9471978"/>
          <table:table-cell table:style-name="Gnumeric-default" office:value-type="string">
            <text:p>stopper en visualisant l'historique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9">
            <text:p>9</text:p>
          </table:table-cell>
          <table:table-cell table:style-name="ACE-0x9471978" office:value-type="string">
            <text:p>=&gt; M_MAIN</text:p>
          </table:table-cell>
          <table:table-cell table:style-name="ACE-0x9471978"/>
          <table:table-cell table:style-name="Gnumeric-default" office:value-type="string">
            <text:p>retour au menu principal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string">
            <text:p>/</text:p>
          </table:table-cell>
          <table:table-cell table:number-columns-repeated="2" table:style-name="ACE-0x9471978"/>
          <table:table-cell table:style-name="Gnumeric-default" office:value-type="string">
            <text:p>jouer un coup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3" table:style-name="ACE-0x9471978"/>
          <table:table-cell table:number-columns-repeated="253" table:style-name="Gnumeric-default"/>
        </table:table-row>
        <table:table-row table:style-name="AROW-1">
          <table:table-cell table:style-name="ACE-0x9471f78" office:value-type="string">
            <text:p>M_PAUSED</text:p>
          </table:table-cell>
          <table:table-cell table:number-columns-repeated="2" table:style-name="ACE-0x9471978"/>
          <table:table-cell table:style-name="ACE-0x9471bb8" office:value-type="string">
            <text:p>en pause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4">
            <text:p>4</text:p>
          </table:table-cell>
          <table:table-cell table:style-name="ACE-0x9471978" office:value-type="string">
            <text:p>=&gt; M_MAIN</text:p>
          </table:table-cell>
          <table:table-cell table:style-name="ACE-0x9471978"/>
          <table:table-cell table:style-name="Gnumeric-default" office:value-type="string">
            <text:p>stopper en sauvegardant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6">
            <text:p>6</text:p>
          </table:table-cell>
          <table:table-cell table:style-name="ACE-0x9471978" office:value-type="string">
            <text:p>=&gt; M_INGAME</text:p>
          </table:table-cell>
          <table:table-cell table:style-name="ACE-0x9471978"/>
          <table:table-cell table:style-name="Gnumeric-default" office:value-type="string">
            <text:p>reprendre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7">
            <text:p>7</text:p>
          </table:table-cell>
          <table:table-cell table:style-name="ACE-0x9471978" office:value-type="string">
            <text:p>histo();</text:p>
          </table:table-cell>
          <table:table-cell table:style-name="ACE-0x9471978"/>
          <table:table-cell table:style-name="Gnumeric-default" office:value-type="string">
            <text:p>visualiser l'historique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8">
            <text:p>8</text:p>
          </table:table-cell>
          <table:table-cell table:style-name="ACE-0x9471978" office:value-type="string">
            <text:p>=&gt; M_MAIN</text:p>
          </table:table-cell>
          <table:table-cell table:style-name="ACE-0x9471978"/>
          <table:table-cell table:style-name="Gnumeric-default" office:value-type="string">
            <text:p>stopper en visualisant l'historique</text:p>
          </table:table-cell>
          <table:table-cell table:number-columns-repeated="252" table:style-name="Gnumeric-default"/>
        </table:table-row>
        <table:table-row table:style-name="AROW-1">
          <table:table-cell table:style-name="ACE-0x9471978" office:value-type="float" office:value="9">
            <text:p>9</text:p>
          </table:table-cell>
          <table:table-cell table:style-name="ACE-0x9471978" office:value-type="string">
            <text:p>=&gt; M_MAIN</text:p>
          </table:table-cell>
          <table:table-cell table:style-name="ACE-0x9471978"/>
          <table:table-cell table:style-name="Gnumeric-default" office:value-type="string">
            <text:p>retour au menu principal</text:p>
          </table:table-cell>
          <table:table-cell table:number-columns-repeated="252" table:style-name="Gnumeric-default"/>
        </table:table-row>
        <table:table-row table:style-name="AROW-0">
          <table:table-cell table:style-name="ACE-0x9471978"/>
          <table:table-cell table:number-columns-repeated="2" table:style-name="ACE-0x9471978"/>
          <table:table-cell table:number-columns-repeated="61" table:style-name="Gnumeric-default"/>
          <table:table-cell table:number-columns-repeated="192" table:style-name="Gnumeric-default"/>
        </table:table-row>
        <table:table-row table:style-name="AROW-0" table:number-rows-repeated="228">
          <table:table-cell table:style-name="ACE-0x9471978"/>
          <table:table-cell table:number-columns-repeated="2" table:style-name="ACE-0x9471978"/>
          <table:table-cell table:number-columns-repeated="61" table:style-name="Gnumeric-default"/>
          <table:table-cell table:number-columns-repeated="192" table:style-name="Gnumeric-default"/>
        </table:table-row>
        <table:table-row table:style-name="AROW-0">
          <table:table-cell table:style-name="ACE-0x9471978"/>
          <table:table-cell table:number-columns-repeated="2" table:style-name="ACE-0x9471978"/>
          <table:table-cell table:number-columns-repeated="61" table:style-name="Gnumeric-default"/>
          <table:table-cell table:number-columns-repeated="192" table:style-name="Gnumeric-default"/>
        </table:table-row>
        <table:table-row table:style-name="AROW-0" table:number-rows-repeated="65274">
          <table:table-cell table:style-name="ACE-0x9471978"/>
          <table:table-cell table:number-columns-repeated="2" table:style-name="ACE-0x9471978"/>
          <table:table-cell table:number-columns-repeated="61" table:style-name="Gnumeric-default"/>
          <table:table-cell table:number-columns-repeated="192" table:style-name="Gnumeric-default"/>
        </table:table-row>
        <table:table-row table:style-name="AROW-0">
          <table:table-cell table:style-name="ACE-0x9471978"/>
          <table:table-cell table:number-columns-repeated="2" table:style-name="Gnumeric-default"/>
          <table:table-cell table:number-columns-repeated="61" table:style-name="Gnumeric-default"/>
          <table:table-cell table:number-columns-repeated="192" table:style-name="Gnumeric-default"/>
        </table:table-row>
        <table:table-row table:style-name="AROW-0" table:number-rows-repeated="2">
          <table:table-cell table:style-name="ACE-0x9471978"/>
          <table:table-cell table:number-columns-repeated="2" table:style-name="Gnumeric-default"/>
          <table:table-cell table:number-columns-repeated="61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number-columns-repeated="2" table:style-name="Gnumeric-default"/>
          <table:table-cell table:number-columns-repeated="61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number-columns-repeated="2" table:style-name="Gnumeric-default"/>
          <table:table-cell table:number-columns-repeated="61" table:style-name="Gnumeric-default"/>
          <table:table-cell table:number-columns-repeated="192" table:style-name="Gnumeric-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dc:date>2011-12-18T17:08:26Z</dc:date>
    <meta:creation-date>2011-12-18T14:38:22Z</meta:creation-date>
    <meta:generator>gnumeric/1.10.8</meta:generator>
    <meta:user-defined meta:name="meta:print-date" meta:type="string">2011-12-18T15:30:39Z</meta:user-defined>
  </office:meta>
</office:document-meta>
</file>